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D$1])); NOT(ISBLANK([.$A30])); ISEVEN(ROW())))" style:apply-style-name="Cell" style:base-cell-address="Feuille1.D3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-nc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-nc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-nc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OOUUHGI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linux 2D puzzle platformer complete showcased 24h-nc</text:p>
          </table:table-cell>
          <table:table-cell office:value-type="string" calcext:value-type="string">
            <text:p><text:span text:style-name="T1"><text:a xlink:href="https://patou-todog.itch.io/booouuhgie" xlink:type="simple">https://patou-todog.itch.io/booouuhgie</text:a></text:span></text:p>
          </table:table-cell>
          <table:table-cell/>
          <table:table-cell office:value-type="float" office:value="1729424700" calcext:value-type="float">
            <text:p>1729424700</text:p>
          </table:table-cell>
          <table:table-cell table:number-columns-repeated="3"/>
          <table:table-cell office:value-type="string" calcext:value-type="string">
            <text:p><text:span text:style-name="T1"><text:a xlink:href="https://github.com/xorblo-doitus/booouuhgie" xlink:type="simple">https://github.com/xorblo-doitus/booouuhgie</text:a></text:span></text:p>
          </table:table-cell>
          <table:table-cell table:number-columns-repeated="2"/>
          <table:table-cell office:value-type="string" calcext:value-type="string">
            <text:p>https://raw.githubusercontent.com/xorblo-doitus/booouuhgie/main/icon.svg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2:Feuille1.AMJ29 Feuille1.A31:Feuille1.AMJ1048576 Feuille1.A30:Feuille1.C30 Feuille1.E30:Feuille1.AMJ30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29 Feuille1.A31:Feuille1.AMJ1048576 Feuille1.A30:Feuille1.C30 Feuille1.E30:Feuille1.AMJ30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5:45:37.9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5:46:25.975000000</dc:date>
    <meta:editing-duration>PT11H2M13S</meta:editing-duration>
    <meta:editing-cycles>85</meta:editing-cycles>
    <meta:generator>LibreOffice/24.2.3.2$Windows_X86_64 LibreOffice_project/433d9c2ded56988e8a90e6b2e771ee4e6a5ab2ba</meta:generator>
    <dc:creator>Patou</dc:creator>
    <meta:document-statistic meta:table-count="1" meta:cell-count="190" meta:object-count="0"/>
  </office:meta>
</office:document-meta>
</file>